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ytuł" style:master-page-name="MP0" style:family="paragraph">
      <style:paragraph-properties fo:break-before="page" fo:text-align="center" fo:margin-left="0.5in">
        <style:tab-stops/>
      </style:paragraph-properties>
    </style:style>
    <style:style style:name="P2" style:parent-style-name="Tytuł" style:family="paragraph">
      <style:paragraph-properties fo:text-align="center" fo:margin-left="0.5in">
        <style:tab-stops/>
      </style:paragraph-properties>
    </style:style>
    <style:style style:name="P3" style:parent-style-name="Normalny" style:family="paragraph">
      <style:paragraph-properties fo:margin-left="0.5in">
        <style:tab-stops/>
      </style:paragraph-properties>
    </style:style>
    <style:style style:name="P4" style:parent-style-name="Normalny" style:family="paragraph">
      <style:paragraph-properties fo:margin-left="0.5in">
        <style:tab-stops/>
      </style:paragraph-properties>
    </style:style>
    <style:style style:name="P5" style:parent-style-name="Normalny" style:family="paragraph">
      <style:paragraph-properties fo:margin-left="0.5in">
        <style:tab-stops/>
      </style:paragraph-properties>
    </style:style>
    <style:style style:name="P6" style:parent-style-name="Normalny" style:family="paragraph">
      <style:paragraph-properties fo:margin-left="0.5in">
        <style:tab-stops/>
      </style:paragraph-properties>
    </style:style>
    <style:style style:name="P7" style:parent-style-name="Normalny" style:family="paragraph">
      <style:paragraph-properties fo:margin-left="0.5in">
        <style:tab-stops/>
      </style:paragraph-properties>
    </style:style>
    <style:style style:name="P8" style:parent-style-name="Normalny" style:family="paragraph">
      <style:paragraph-properties fo:margin-left="0.5in">
        <style:tab-stops/>
      </style:paragraph-properties>
    </style:style>
    <style:style style:name="P9" style:parent-style-name="Normalny" style:family="paragraph">
      <style:paragraph-properties fo:margin-left="0.5in">
        <style:tab-stops/>
      </style:paragraph-properties>
    </style:style>
    <style:style style:name="P10" style:parent-style-name="Normalny" style:family="paragraph">
      <style:paragraph-properties fo:margin-left="0.5in">
        <style:tab-stops/>
      </style:paragraph-properties>
    </style:style>
    <style:style style:name="P11" style:parent-style-name="Normalny" style:family="paragraph">
      <style:paragraph-properties fo:margin-left="0.5in">
        <style:tab-stops/>
      </style:paragraph-properties>
    </style:style>
    <style:style style:name="P12" style:parent-style-name="Normalny" style:family="paragraph">
      <style:paragraph-properties fo:margin-left="0.5in">
        <style:tab-stops/>
      </style:paragraph-properties>
    </style:style>
    <style:style style:name="P13" style:parent-style-name="Normalny" style:family="paragraph">
      <style:paragraph-properties fo:margin-left="0.5in">
        <style:tab-stops/>
      </style:paragraph-properties>
    </style:style>
    <style:style style:name="P14" style:parent-style-name="Normalny" style:family="paragraph">
      <style:paragraph-properties fo:margin-left="0.5in">
        <style:tab-stops/>
      </style:paragraph-properties>
    </style:style>
    <style:style style:name="P15" style:parent-style-name="Normalny" style:family="paragraph">
      <style:paragraph-properties fo:margin-left="0.5in">
        <style:tab-stops/>
      </style:paragraph-properties>
    </style:style>
    <style:style style:name="P16" style:parent-style-name="Normalny" style:family="paragraph">
      <style:paragraph-properties fo:margin-left="0.5in">
        <style:tab-stops/>
      </style:paragraph-properties>
    </style:style>
    <style:style style:name="P17" style:parent-style-name="Normalny" style:family="paragraph">
      <style:paragraph-properties fo:margin-left="0.5in">
        <style:tab-stops/>
      </style:paragraph-properties>
    </style:style>
    <style:style style:name="P18" style:parent-style-name="Normalny" style:family="paragraph">
      <style:paragraph-properties fo:margin-left="0.5in">
        <style:tab-stops/>
      </style:paragraph-properties>
    </style:style>
    <style:style style:name="P19" style:parent-style-name="Normalny" style:family="paragraph">
      <style:paragraph-properties fo:margin-left="0.5in">
        <style:tab-stops/>
      </style:paragraph-properties>
    </style:style>
    <style:style style:name="P20" style:parent-style-name="Normalny" style:family="paragraph">
      <style:paragraph-properties fo:margin-left="0.5in">
        <style:tab-stops/>
      </style:paragraph-properties>
    </style:style>
    <style:style style:name="P21" style:parent-style-name="Normalny" style:family="paragraph">
      <style:paragraph-properties fo:margin-left="0.5in">
        <style:tab-stops/>
      </style:paragraph-properties>
    </style:style>
    <style:style style:name="P22" style:parent-style-name="Normalny" style:family="paragraph">
      <style:paragraph-properties fo:margin-left="0.5in">
        <style:tab-stops/>
      </style:paragraph-properties>
    </style:style>
    <style:style style:name="P23" style:parent-style-name="Normalny" style:family="paragraph">
      <style:paragraph-properties fo:margin-left="0.5in">
        <style:tab-stops/>
      </style:paragraph-properties>
    </style:style>
    <style:style style:name="P24" style:parent-style-name="Normalny" style:family="paragraph">
      <style:paragraph-properties fo:margin-left="0.5in">
        <style:tab-stops/>
      </style:paragraph-properties>
    </style:style>
    <style:style style:name="P25" style:parent-style-name="Normalny" style:family="paragraph">
      <style:paragraph-properties fo:margin-left="0.5in">
        <style:tab-stops/>
      </style:paragraph-properties>
    </style:style>
    <style:style style:name="P26" style:parent-style-name="Normalny" style:family="paragraph">
      <style:paragraph-properties fo:margin-left="0.5in">
        <style:tab-stops/>
      </style:paragraph-properties>
    </style:style>
    <style:style style:name="P27" style:parent-style-name="Normalny" style:family="paragraph">
      <style:paragraph-properties fo:margin-left="0.5in">
        <style:tab-stops/>
      </style:paragraph-properties>
    </style:style>
    <style:style style:name="P28" style:parent-style-name="Normalny" style:family="paragraph">
      <style:paragraph-properties fo:margin-left="0.5in">
        <style:tab-stops/>
      </style:paragraph-properties>
    </style:style>
    <style:style style:name="P29" style:parent-style-name="Normalny" style:family="paragraph">
      <style:paragraph-properties fo:margin-left="0.5in">
        <style:tab-stops/>
      </style:paragraph-properties>
    </style:style>
    <style:style style:name="P30" style:parent-style-name="Normalny" style:family="paragraph">
      <style:paragraph-properties fo:margin-left="0.5in">
        <style:tab-stops/>
      </style:paragraph-properties>
    </style:style>
    <style:style style:name="P31" style:parent-style-name="Normalny" style:family="paragraph">
      <style:paragraph-properties fo:margin-left="0.5in">
        <style:tab-stops/>
      </style:paragraph-properties>
    </style:style>
    <style:style style:name="P32" style:parent-style-name="Normalny" style:family="paragraph">
      <style:paragraph-properties fo:margin-left="0.5in">
        <style:tab-stops/>
      </style:paragraph-properties>
    </style:style>
    <style:style style:name="P33" style:parent-style-name="Normalny" style:family="paragraph">
      <style:paragraph-properties fo:margin-left="0.5in">
        <style:tab-stops/>
      </style:paragraph-properties>
    </style:style>
    <style:style style:name="P34" style:parent-style-name="Spistreści3" style:family="paragraph">
      <style:paragraph-properties>
        <style:tab-stops>
          <style:tab-stop style:type="right" style:leader-style="dotted" style:leader-text="." style:position="5.9548in"/>
        </style:tab-stops>
      </style:paragraph-properties>
    </style:style>
    <style:style style:name="P35" style:parent-style-name="Spistreści1" style:family="paragraph">
      <style:paragraph-properties>
        <style:tab-stops>
          <style:tab-stop style:type="right" style:leader-style="dotted" style:leader-text="." style:position="6.2604in"/>
        </style:tab-stops>
      </style:paragraph-properties>
    </style:style>
    <style:style style:name="P36" style:parent-style-name="Spistreści1" style:family="paragraph">
      <style:paragraph-properties>
        <style:tab-stops>
          <style:tab-stop style:type="right" style:leader-style="dotted" style:leader-text="." style:position="6.2604in"/>
        </style:tab-stops>
      </style:paragraph-properties>
    </style:style>
    <style:style style:name="P37"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38" style:parent-style-name="Spistreści1" style:family="paragraph">
      <style:paragraph-properties>
        <style:tab-stops>
          <style:tab-stop style:type="right" style:leader-style="dotted" style:leader-text="." style:position="6.2604in"/>
        </style:tab-stops>
      </style:paragraph-properties>
    </style:style>
    <style:style style:name="P39"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40" style:parent-style-name="Spistreści1" style:family="paragraph">
      <style:paragraph-properties>
        <style:tab-stops>
          <style:tab-stop style:type="right" style:leader-style="dotted" style:leader-text="." style:position="6.2604in"/>
        </style:tab-stops>
      </style:paragraph-properties>
    </style:style>
    <style:style style:name="P41"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42" style:parent-style-name="Spistreści1" style:family="paragraph">
      <style:paragraph-properties>
        <style:tab-stops>
          <style:tab-stop style:type="right" style:leader-style="dotted" style:leader-text="." style:position="6.2604in"/>
        </style:tab-stops>
      </style:paragraph-properties>
    </style:style>
    <style:style style:name="P43"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44" style:parent-style-name="Spistreści1" style:family="paragraph">
      <style:paragraph-properties>
        <style:tab-stops>
          <style:tab-stop style:type="right" style:leader-style="dotted" style:leader-text="." style:position="6.2604in"/>
        </style:tab-stops>
      </style:paragraph-properties>
    </style:style>
    <style:style style:name="P45"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46" style:parent-style-name="Spistreści1" style:family="paragraph">
      <style:paragraph-properties>
        <style:tab-stops>
          <style:tab-stop style:type="right" style:leader-style="dotted" style:leader-text="." style:position="6.2604in"/>
        </style:tab-stops>
      </style:paragraph-properties>
    </style:style>
    <style:style style:name="P47" style:parent-style-name="Spistreści1" style:family="paragraph">
      <style:paragraph-properties>
        <style:tab-stops>
          <style:tab-stop style:type="right" style:leader-style="dotted" style:leader-text="." style:position="6.2604in"/>
          <style:tab-stop style:type="left" style:position="0.302in"/>
        </style:tab-stops>
      </style:paragraph-properties>
    </style:style>
    <style:style style:name="P48" style:parent-style-name="Spistreści1" style:family="paragraph">
      <style:paragraph-properties>
        <style:tab-stops>
          <style:tab-stop style:type="right" style:leader-style="dotted" style:leader-text="." style:position="6.2604in"/>
        </style:tab-stops>
      </style:paragraph-properties>
    </style:style>
    <style:style style:name="P49" style:parent-style-name="Spistreści1" style:family="paragraph">
      <style:paragraph-properties>
        <style:tab-stops>
          <style:tab-stop style:type="right" style:leader-style="dotted" style:leader-text="." style:position="6.2604in"/>
        </style:tab-stops>
      </style:paragraph-properties>
    </style:style>
    <style:style style:name="P50" style:parent-style-name="Normalny" style:family="paragraph">
      <style:paragraph-properties fo:margin-left="0.5in">
        <style:tab-stops/>
      </style:paragraph-properties>
    </style:style>
    <style:style style:name="P51" style:parent-style-name="Normalny" style:family="paragraph">
      <style:paragraph-properties fo:margin-left="0.5in">
        <style:tab-stops/>
      </style:paragraph-properties>
    </style:style>
    <style:style style:name="P52" style:parent-style-name="Normalny" style:family="paragraph">
      <style:paragraph-properties fo:margin-left="0.5in">
        <style:tab-stops/>
      </style:paragraph-properties>
    </style:style>
    <style:style style:name="P53" style:parent-style-name="Normalny" style:family="paragraph">
      <style:paragraph-properties fo:margin-left="0.5in">
        <style:tab-stops/>
      </style:paragraph-properties>
    </style:style>
    <style:style style:name="P54" style:parent-style-name="Normalny" style:family="paragraph">
      <style:paragraph-properties fo:margin-left="0.5in">
        <style:tab-stops/>
      </style:paragraph-properties>
    </style:style>
    <style:style style:name="P55" style:parent-style-name="Normalny" style:family="paragraph">
      <style:paragraph-properties fo:margin-left="0.5in">
        <style:tab-stops/>
      </style:paragraph-properties>
    </style:style>
    <style:style style:name="P56" style:parent-style-name="Normalny" style:family="paragraph">
      <style:paragraph-properties fo:margin-left="0.5in">
        <style:tab-stops/>
      </style:paragraph-properties>
    </style:style>
    <style:style style:name="P57" style:parent-style-name="Normalny" style:family="paragraph">
      <style:paragraph-properties fo:margin-left="0.5in">
        <style:tab-stops/>
      </style:paragraph-properties>
    </style:style>
    <style:style style:name="P58" style:parent-style-name="Normalny" style:family="paragraph">
      <style:paragraph-properties fo:margin-left="0.5in">
        <style:tab-stops/>
      </style:paragraph-properties>
    </style:style>
    <style:style style:name="P59" style:parent-style-name="Normalny" style:family="paragraph">
      <style:paragraph-properties fo:margin-left="0.5in">
        <style:tab-stops/>
      </style:paragraph-properties>
    </style:style>
    <style:style style:name="P60" style:parent-style-name="Akapitzlistą" style:family="paragraph"/>
    <style:style style:name="P61" style:parent-style-name="Nagłówek3" style:family="paragraph">
      <style:paragraph-properties fo:margin-left="0.5in">
        <style:tab-stops/>
      </style:paragraph-properties>
    </style:style>
    <style:style style:name="P62" style:parent-style-name="Nagłówek1" style:family="paragraph"/>
    <style:style style:name="P63" style:parent-style-name="Nagłówek1" style:family="paragraph">
      <style:paragraph-properties fo:margin-left="0.5in">
        <style:tab-stops/>
      </style:paragraph-properties>
    </style:style>
    <style:style style:name="P64" style:parent-style-name="Nagłówek1" style:family="paragraph"/>
    <style:style style:name="P65" style:parent-style-name="Nagłówek1" style:family="paragraph">
      <style:paragraph-properties fo:margin-left="0.5in">
        <style:tab-stops/>
      </style:paragraph-properties>
    </style:style>
    <style:style style:name="P66" style:parent-style-name="Nagłówek1" style:family="paragraph"/>
    <style:style style:name="P67" style:parent-style-name="Nagłówek1" style:family="paragraph">
      <style:paragraph-properties fo:margin-left="0.5in">
        <style:tab-stops/>
      </style:paragraph-properties>
    </style:style>
    <style:style style:name="P68" style:parent-style-name="Nagłówek1" style:family="paragraph"/>
    <style:style style:name="P69" style:parent-style-name="Nagłówek1" style:family="paragraph">
      <style:paragraph-properties fo:margin-left="0.5in">
        <style:tab-stops/>
      </style:paragraph-properties>
    </style:style>
    <style:style style:name="P70" style:parent-style-name="Nagłówek1" style:family="paragraph"/>
    <style:style style:name="P71" style:parent-style-name="Nagłówek1" style:family="paragraph">
      <style:paragraph-properties fo:margin-left="0.5in">
        <style:tab-stops/>
      </style:paragraph-properties>
    </style:style>
    <style:style style:name="P72" style:parent-style-name="Nagłówek1" style:family="paragraph"/>
    <style:style style:name="P73" style:parent-style-name="Nagłówek1" style:family="paragraph">
      <style:paragraph-properties fo:margin-left="0.5in">
        <style:tab-stops/>
      </style:paragraph-properties>
    </style:style>
    <style:style style:name="P74" style:parent-style-name="Nagłówek1" style:family="paragraph"/>
    <style:style style:name="P75" style:parent-style-name="Nagłówek1" style:family="paragraph">
      <style:paragraph-properties fo:margin-left="0.5in">
        <style:tab-stops/>
      </style:paragraph-properties>
    </style:style>
  </office:automatic-styles>
  <office:body>
    <office:text text:use-soft-page-breaks="true">
      <text:p text:style-name="P1">Opis wersji</text:p>
      <text:p text:style-name="P2">(Nazwa projektu)</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table-of-content text:name="_TOC0">
        <text:table-of-content-source text:outline-level="9"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34"><text:a xlink:href="#_Toc1674954144" office:target-frame-name="_top" xlink:show="replace"><text:span text:style-name="Hiperłącze">[Zawiera cele, zakres stosowania CM w danym projekcie.]</text:span><text:tab/><text:span text:style-name="Hiperłącze">4</text:span></text:a></text:p>
          <text:p text:style-name="P35"><text:a xlink:href="#_Toc126389125" office:target-frame-name="_top" xlink:show="replace"><text:span text:style-name="Hiperłącze">2.</text:span><text:tab/><text:span text:style-name="Hiperłącze">Organizacja dokumentu</text:span><text:tab/><text:span text:style-name="Hiperłącze">4</text:span></text:a></text:p>
          <text:p text:style-name="P36"><text:a xlink:href="#_Toc2016311493" office:target-frame-name="_top" xlink:show="replace"><text:span text:style-name="Hiperłącze">[Zawiera opis roli CM w projekcie, opis relacji miedzy procesem CM a innymi procesami (Zarządzania projektem, QA, procesów wytwarzania oprogramowania), relacji miedzy planem CM a innymi planami projektu.]</text:span><text:tab/><text:span text:style-name="Hiperłącze">4</text:span></text:a></text:p>
          <text:p text:style-name="P37"><text:a xlink:href="#_Toc1353184148" office:target-frame-name="_top" xlink:show="replace"><text:span text:style-name="Hiperłącze">3.</text:span><text:tab/><text:span text:style-name="Hiperłącze">Harmonogram projektu</text:span><text:tab/><text:span text:style-name="Hiperłącze">4</text:span></text:a></text:p>
          <text:p text:style-name="P38"><text:a xlink:href="#_Toc352524552" office:target-frame-name="_top" xlink:show="replace"><text:span text:style-name="Hiperłącze">[Zawiera opis faz projektu, celów pośrednich (milestones) projektu w odniesieniu do celów CM. Zawiera zasady określania i zarządzania zbiorem informacji 'baseline'.]</text:span><text:tab/><text:span text:style-name="Hiperłącze">4</text:span></text:a></text:p>
          <text:p text:style-name="P39"><text:a xlink:href="#_Toc1190487101" office:target-frame-name="_top" xlink:show="replace"><text:span text:style-name="Hiperłącze">4.</text:span><text:tab/><text:span text:style-name="Hiperłącze">Identyfikacja konfiguracji</text:span><text:tab/><text:span text:style-name="Hiperłącze">4</text:span></text:a></text:p>
          <text:p text:style-name="P40"><text:a xlink:href="#_Toc1392396010" office:target-frame-name="_top" xlink:show="replace"><text:span text:style-name="Hiperłącze">[Zawiera opis elementów tworzonego oprogramowania podlegającego zarządzaniu konfiguracja, określa strukturę biblioteki projektu, określa strukturę identyfikatorów konfiguracji (tagów), zasady nazewnictwa i numerowania wersji.]</text:span><text:tab/><text:span text:style-name="Hiperłącze">4</text:span></text:a></text:p>
          <text:p text:style-name="P41"><text:a xlink:href="#_Toc1914572019" office:target-frame-name="_top" xlink:show="replace"><text:span text:style-name="Hiperłącze">5.</text:span><text:tab/><text:span text:style-name="Hiperłącze">Zarządzanie interfejsami</text:span><text:tab/><text:span text:style-name="Hiperłącze">4</text:span></text:a></text:p>
          <text:p text:style-name="P42"><text:a xlink:href="#_Toc237832206" office:target-frame-name="_top" xlink:show="replace"><text:span text:style-name="Hiperłącze">[Interface Management-Describes the procedures for identification of interface requirements, establishment of both internal and external interface agreement processes and procedures, and how the project will participate in the interface control working groups.]</text:span><text:tab/><text:span text:style-name="Hiperłącze">4</text:span></text:a></text:p>
          <text:p text:style-name="P43"><text:a xlink:href="#_Toc952513806" office:target-frame-name="_top" xlink:show="replace"><text:span text:style-name="Hiperłącze">6.</text:span><text:tab/><text:span text:style-name="Hiperłącze">Zasady rejestracji statusów konfiguracji</text:span><text:tab/><text:span text:style-name="Hiperłącze">4</text:span></text:a></text:p>
          <text:p text:style-name="P44"><text:a xlink:href="#_Toc1300935400" office:target-frame-name="_top" xlink:show="replace"><text:span text:style-name="Hiperłącze">[Określa zasady jak i kiedy będą rejestrowane informacje o stanie konfiguracji. W jaki sposób informacje o stanie konfiguracji będą udostępnianie. Informacje o stanie konfiguracji zawierają: informacje o stanie edycji.]</text:span><text:tab/><text:span text:style-name="Hiperłącze">4</text:span></text:a></text:p>
          <text:p text:style-name="P45"><text:a xlink:href="#_Toc210109969" office:target-frame-name="_top" xlink:show="replace"><text:span text:style-name="Hiperłącze">7.</text:span><text:tab/><text:span text:style-name="Hiperłącze">Zasady kontroli konfiguracji</text:span><text:tab/><text:span text:style-name="Hiperłącze">4</text:span></text:a></text:p>
          <text:p text:style-name="P46"><text:a xlink:href="#_Toc2021795974" office:target-frame-name="_top" xlink:show="replace"><text:span text:style-name="Hiperłącze">[Zawiera plan i procedury przeprowadzania kontroli (audytu) procesów zarządzania i tworzonego oprogramowania.]</text:span><text:tab/><text:span text:style-name="Hiperłącze">4</text:span></text:a></text:p>
          <text:p text:style-name="P47"><text:a xlink:href="#_Toc348319085" office:target-frame-name="_top" xlink:show="replace"><text:span text:style-name="Hiperłącze">8.</text:span><text:tab/><text:span text:style-name="Hiperłącze">Zarządzanie podwykonawcami</text:span><text:tab/><text:span text:style-name="Hiperłącze">4</text:span></text:a></text:p>
          <text:p text:style-name="P48"><text:a xlink:href="#_Toc1029380942" office:target-frame-name="_top" xlink:show="replace"><text:span text:style-name="Hiperłącze">[Zawiera zasady zarządzania podwykonawcami i kontroli zgodności ich procedur z procedurami projektu.]</text:span><text:tab/><text:span text:style-name="Hiperłącze">4</text:span></text:a></text:p>
        </text:index-body>
      </text:table-of-content>
      <text:p text:style-name="P49"/>
      <text:p text:style-name="P50"/>
      <text:p text:style-name="P51"/>
      <text:p text:style-name="P52"/>
      <text:p text:style-name="P53"/>
      <text:p text:style-name="P54"/>
      <text:p text:style-name="P55"/>
      <text:p text:style-name="P56"/>
      <text:p text:style-name="P57"/>
      <text:p text:style-name="P58"/>
      <text:p text:style-name="P59"/>
      <text:list text:style-name="LFO1" text:continue-numbering="true">
        <text:list-item>
          <text:p text:style-name="P60"><text:bookmark-start text:name="_Toc974154471"/>Wstęp</text:p>
        </text:list-item>
      </text:list>
      <text:h text:style-name="P61" text:outline-level="3"><text:bookmark-start text:name="_Toc1674954144"/>[Zawiera cele, zakres stosowania CM w danym projekcie.]<text:s/><text:bookmark-end text:name="_Toc974154471"/><text:bookmark-end text:name="_Toc1674954144"/></text:h>
      <text:list text:style-name="LFO1" text:continue-numbering="true">
        <text:list-item>
          <text:p text:style-name="P62"><text:bookmark-start text:name="_Toc126389125"/><text:bookmark-start text:name="_Toc1539137471"/>Organizacja dokumentu<text:s/><text:bookmark-end text:name="_Toc126389125"/></text:p>
        </text:list-item>
      </text:list>
      <text:h text:style-name="P63" text:outline-level="1"><text:bookmark-start text:name="_Toc2016311493"/><text:span text:style-name="Nagłówek3Znak">[Zawiera opis roli CM w projekcie, opis relacji miedzy procesem CM a innymi procesami (Zarządzania projektem, QA, procesów wytwarzania oprogramowania), relacji miedzy planem CM a innymi planami projektu.]<text:s/></text:span><text:bookmark-end text:name="_Toc1539137471"/><text:bookmark-end text:name="_Toc2016311493"/></text:h>
      <text:list text:style-name="LFO1" text:continue-numbering="true">
        <text:list-item>
          <text:p text:style-name="P64"><text:bookmark-start text:name="_Toc1353184148"/><text:bookmark-start text:name="_Toc1187184280"/>Harmonogram projektu<text:s/><text:bookmark-end text:name="_Toc1353184148"/></text:p>
        </text:list-item>
      </text:list>
      <text:h text:style-name="P65" text:outline-level="1"><text:bookmark-start text:name="_Toc352524552"/><text:span text:style-name="Nagłówek3Znak">[Zawiera opis faz projektu, celów pośrednich (milestones) projektu w odniesieniu do celów CM. Zawiera zasady określania i zarządzania zbiorem informacji 'baseline'.]<text:s/></text:span><text:bookmark-end text:name="_Toc1187184280"/><text:bookmark-end text:name="_Toc352524552"/></text:h>
      <text:list text:style-name="LFO1" text:continue-numbering="true">
        <text:list-item>
          <text:p text:style-name="P66"><text:bookmark-start text:name="_Toc1190487101"/><text:bookmark-start text:name="_Toc1033848914"/>Identyfikacja konfiguracji<text:s/><text:bookmark-end text:name="_Toc1190487101"/></text:p>
        </text:list-item>
      </text:list>
      <text:h text:style-name="P67" text:outline-level="1"><text:bookmark-start text:name="_Toc1392396010"/><text:span text:style-name="Nagłówek3Znak">[Zawiera opis elementów tworzonego oprogramowania podlegającego zarządzaniu konfiguracja, określa strukturę biblioteki projektu, określa strukturę identyfikatorów konfiguracji (tagów), zasady nazewnictwa i numerowania wersji.]<text:s/></text:span><text:bookmark-end text:name="_Toc1033848914"/><text:bookmark-end text:name="_Toc1392396010"/></text:h>
      <text:list text:style-name="LFO1" text:continue-numbering="true">
        <text:list-item>
          <text:p text:style-name="P68"><text:bookmark-start text:name="_Toc1914572019"/><text:bookmark-start text:name="_Toc1169207373"/>Zarządzanie interfejsami<text:s/><text:bookmark-end text:name="_Toc1914572019"/></text:p>
        </text:list-item>
      </text:list>
      <text:h text:style-name="P69" text:outline-level="1"><text:bookmark-start text:name="_Toc237832206"/><text:span text:style-name="Nagłówek3Znak">[Interface Management-Describes the procedures for identification of interface requirements, establishment of both internal and external interface agreement processes and procedures, and how the project will participate in the interface control working groups.]<text:s/></text:span><text:bookmark-end text:name="_Toc1169207373"/><text:bookmark-end text:name="_Toc237832206"/></text:h>
      <text:list text:style-name="LFO1" text:continue-numbering="true">
        <text:list-item>
          <text:p text:style-name="P70"><text:bookmark-start text:name="_Toc952513806"/><text:bookmark-start text:name="_Toc710508064"/>Zasady rejestracji statusów konfiguracji<text:s/><text:bookmark-end text:name="_Toc952513806"/></text:p>
        </text:list-item>
      </text:list>
      <text:h text:style-name="P71" text:outline-level="1"><text:bookmark-start text:name="_Toc1300935400"/><text:span text:style-name="Nagłówek3Znak">[Określa zasady jak i kiedy będą rejestrowane informacje o stanie konfiguracji. W jaki sposób informacje o stanie konfiguracji będą udostępnianie. Informacje o stanie konfiguracji zawierają: informacje o stanie edycji.]<text:s/></text:span><text:bookmark-end text:name="_Toc710508064"/><text:bookmark-end text:name="_Toc1300935400"/></text:h>
      <text:list text:style-name="LFO1" text:continue-numbering="true">
        <text:list-item>
          <text:p text:style-name="P72"><text:bookmark-start text:name="_Toc210109969"/><text:bookmark-start text:name="_Toc242150196"/>Zasady kontroli konfiguracji<text:s/><text:bookmark-end text:name="_Toc210109969"/></text:p>
        </text:list-item>
      </text:list>
      <text:h text:style-name="P73" text:outline-level="1"><text:bookmark-start text:name="_Toc2021795974"/><text:span text:style-name="Nagłówek3Znak">[Zawiera plan i procedury przeprowadzania kontroli (audytu) procesów zarządzania i tworzonego oprogramowania.]<text:s/></text:span><text:bookmark-end text:name="_Toc242150196"/><text:bookmark-end text:name="_Toc2021795974"/></text:h>
      <text:list text:style-name="LFO1" text:continue-numbering="true">
        <text:list-item>
          <text:p text:style-name="P74"><text:bookmark-start text:name="_Toc348319085"/><text:bookmark-start text:name="_Toc197442845"/>Zarządzanie podwykonawcami<text:s/><text:bookmark-end text:name="_Toc348319085"/></text:p>
        </text:list-item>
      </text:list>
      <text:h text:style-name="P75" text:outline-level="1"><text:bookmark-start text:name="_Toc1029380942"/><text:span text:style-name="Nagłówek3Znak">[Zawiera zasady zarządzania podwykonawcami i kontroli zgodności ich procedur z procedurami projektu.]</text:span><text:bookmark-end text:name="_Toc197442845"/><text:bookmark-end text:name="_Toc10293809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Yu Gothic Light" style:font-name-complex="Times New Roman" fo:color="#2F5496" fo:font-size="16pt" style:font-size-asian="16pt" style:font-size-complex="16pt"/>
    </style:style>
    <style:style style:name="Nagłówek2Znak" style:display-name="Nagłówek 2 Znak" style:family="text" style:parent-style-name="Domyślnaczcionkaakapitu">
      <style:text-properties style:font-name="Calibri Light" style:font-name-asian="Yu Gothic Light" style:font-name-complex="Times New Roman" fo:color="#2F5496" fo:font-size="13pt" style:font-size-asian="13pt" style:font-size-complex="13pt"/>
    </style:style>
    <style:style style:name="Nagłówekspisutreści" style:display-name="Nagłówek spisu treści" style:family="paragraph" style:parent-style-name="Nagłówek1" style:next-style-name="Normalny">
      <style:text-properties fo:language="en" fo:country="U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style:font-name-asian="Yu Mincho" style:font-name-complex="Times New Roman" fo:language="en" fo:country="US" fo:hyphenate="false"/>
    </style:style>
    <style:style style:name="Spistreści1" style:display-name="Spis treści 1" style:family="paragraph" style:parent-style-name="Normalny" style:next-style-name="Normalny" style:auto-update="true">
      <style:paragraph-properties fo:margin-bottom="0.0694in"/>
      <style:text-properties style:font-name-asian="Yu Mincho" style:font-name-complex="Times New Roman" fo:language="en" fo:country="U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style:font-name-asian="Yu Mincho" style:font-name-complex="Times New Roman" fo:language="en" fo:country="U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TytułZnak" style:display-name="Tytuł Znak" style:family="text" style:parent-style-name="Domyślnaczcionkaakapitu">
      <style:text-properties style:font-name="Calibri Light" style:font-name-asian="Yu Gothic Light" style:font-name-complex="Times New Roman" fo:letter-spacing="-0.0069in" style:letter-kerning="true" fo:font-size="28pt" style:font-size-asian="28pt" style:font-size-complex="28pt"/>
    </style:style>
    <style:style style:name="Tytuł" style:display-name="Tytuł" style:family="paragraph" style:parent-style-name="Normalny" style:next-style-name="Normalny">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Nagłówek3Znak" style:display-name="Nagłówek 3 Znak" style:family="text" style:parent-style-name="Domyślnaczcionkaakapitu">
      <style:text-properties style:font-name="Calibri Light" style:font-name-asian="Yu Gothic Light"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zemysław Bala</meta:initial-creator>
    <dc:creator>Radosław Boczoń</dc:creator>
    <meta:creation-date>2022-04-17T12:53:00Z</meta:creation-date>
    <dc:date>2022-04-17T12:53:00Z</dc:date>
    <meta:template xlink:href="Normal.dotm" xlink:type="simple"/>
    <meta:editing-cycles>3</meta:editing-cycles>
    <meta:editing-duration>PT0S</meta:editing-duration>
    <meta:document-statistic meta:page-count="1" meta:paragraph-count="8" meta:word-count="603" meta:character-count="4213" meta:row-count="30" meta:non-whitespace-character-count="3618"/>
  </office:meta>
</office:document-meta>
</file>